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" svg:font-family="Times" style:font-family-generic="roman"/>
    <style:font-face style:name="Times New Roman" svg:font-family="'Times New Roman', serif" style:font-family-generic="roman"/>
    <style:font-face style:name="Arial Unicode MS1" svg:font-family="'Arial Unicode MS'" style:font-family-generic="swiss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Body_20_Text">
      <style:text-properties style:text-underline-style="none"/>
    </style:style>
    <style:style style:name="P4" style:family="paragraph" style:parent-style-name="Body_20_Text">
      <style:text-properties style:text-underline-style="none" officeooo:paragraph-rsid="001c61e5"/>
    </style:style>
    <style:style style:name="P5" style:family="paragraph" style:parent-style-name="Body" style:list-style-name="WW8Num1"/>
    <style:style style:name="P6" style:family="paragraph" style:parent-style-name="Body" style:list-style-name="WW8Num1">
      <style:text-properties officeooo:paragraph-rsid="001c61e5"/>
    </style:style>
    <style:style style:name="P7" style:family="paragraph" style:parent-style-name="Body" style:list-style-name="WW8Num1">
      <style:text-properties officeooo:paragraph-rsid="001d4365"/>
    </style:style>
    <style:style style:name="P8" style:family="paragraph" style:parent-style-name="Body" style:list-style-name="WW8Num1">
      <style:text-properties style:text-underline-style="none"/>
    </style:style>
    <style:style style:name="P9" style:family="paragraph" style:parent-style-name="Heading_20_3">
      <style:text-properties officeooo:paragraph-rsid="001c61e5"/>
    </style:style>
    <style:style style:name="P10" style:family="paragraph" style:parent-style-name="Table_20_Heading">
      <style:paragraph-properties fo:text-align="start" style:justify-single-word="false"/>
      <style:text-properties style:font-name="Times New Roman1" fo:language="en" fo:country="US" style:font-name-complex="Times New Roman1" style:text-emphasize="none"/>
    </style:style>
    <style:style style:name="P11" style:family="paragraph" style:parent-style-name="Table_20_Heading" style:master-page-name="Standard">
      <style:paragraph-properties fo:text-align="start" style:justify-single-word="false" style:page-number="auto"/>
      <style:text-properties officeooo:paragraph-rsid="001faee7"/>
    </style:style>
    <style:style style:name="T1" style:family="text">
      <style:text-properties fo:language="en" fo:country="US"/>
    </style:style>
    <style:style style:name="T2" style:family="text">
      <style:text-properties style:font-name="Times New Roman1" fo:language="nl" fo:country="NL" style:font-name-complex="Times New Roman1"/>
    </style:style>
    <style:style style:name="T3" style:family="text">
      <style:text-properties style:font-name="Times New Roman1" fo:language="en" fo:country="US" style:font-name-complex="Times New Roman1" style:text-emphasize="none"/>
    </style:style>
    <style:style style:name="T4" style:family="text">
      <style:text-properties fo:language="de" fo:country="DE"/>
    </style:style>
    <style:style style:name="T5" style:family="text">
      <style:text-properties fo:language="de" fo:country="DE" style:text-underline-style="none"/>
    </style:style>
    <style:style style:name="T6" style:family="text">
      <style:text-properties fo:language="de" fo:country="DE" style:text-underline-style="none" fo:font-weight="normal" style:font-weight-asian="normal" style:font-weight-complex="normal"/>
    </style:style>
    <style:style style:name="T7" style:family="text">
      <style:text-properties style:rfc-language-tag="es-ES-u-co-trad" fo:language="es" fo:country="ES"/>
    </style:style>
    <style:style style:name="T8" style:family="text">
      <style:text-properties fo:language="it" fo:country="IT"/>
    </style:style>
    <style:style style:name="T9" style:family="text">
      <style:text-properties fo:font-variant="normal" fo:text-transform="none" fo:color="#000000" style:font-name="Times New Roman" fo:letter-spacing="normal" style:font-name-asian="Times New Roman" style:font-name-complex="Times New Roman"/>
    </style:style>
    <style:style style:name="T10" style:family="text">
      <style:text-properties fo:font-variant="normal" fo:text-transform="none" fo:color="#000000" style:font-name="Times New Roman" fo:letter-spacing="normal" fo:language="en" fo:country="US" style:font-name-asian="Times New Roman" style:font-name-complex="Times New Roman"/>
    </style:style>
    <style:style style:name="T11" style:family="text">
      <style:text-properties fo:font-variant="normal" fo:text-transform="none" fo:color="#000000" style:font-name="Times New Roman" fo:font-size="14pt" fo:letter-spacing="normal" style:font-name-asian="Times New Roman" style:font-size-asian="14pt" style:font-name-complex="Times New Roman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language="en" fo:country="US" style:text-underline-style="none" style:font-name-asian="Times New Roman" style:font-size-asian="14pt" style:font-name-complex="Times New Roman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it" fo:country="IT" style:font-name-asian="Times New Roman" style:font-size-asian="14pt" style:font-name-complex="Times New Roman" style:font-size-complex="14pt"/>
    </style:style>
    <style:style style:name="T15" style:family="text">
      <style:text-properties fo:font-variant="normal" fo:text-transform="none" fo:color="#000000" style:font-name="Times New Roman" fo:font-size="14pt" fo:letter-spacing="normal" fo:language="pt" fo:country="PT" style:font-name-asian="Times New Roman" style:font-size-asian="14pt" style:font-name-complex="Times New Roman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style:text-underline-style="none" style:font-name-asian="Times New Roman" style:font-size-asian="14pt" style:font-name-complex="Times New Roman" style:font-size-complex="14pt"/>
    </style:style>
    <style:style style:name="T17" style:family="text">
      <style:text-properties fo:font-variant="normal" fo:text-transform="none" fo:color="#000000" style:font-name="Times New Roman" fo:font-size="14pt" fo:letter-spacing="normal" style:text-underline-style="none" officeooo:rsid="001c61e5" style:font-name-asian="Times New Roman" style:font-size-asian="14pt" style:font-name-complex="Times New Roman" style:font-size-complex="14pt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language="en" fo:country="US"/>
    </style:style>
    <style:style style:name="T20" style:family="text">
      <style:text-properties fo:font-variant="normal" fo:text-transform="none" fo:color="#000000" fo:letter-spacing="normal" fo:language="it" fo:country="IT"/>
    </style:style>
    <style:style style:name="T21" style:family="text">
      <style:text-properties fo:font-variant="normal" fo:text-transform="none" fo:color="#000000" style:font-name="Arial1" fo:letter-spacing="normal" fo:language="en" fo:country="US" style:font-name-asian="Arial1" style:font-name-complex="Arial1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1c61e5" style:letter-kerning="true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5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27" style:family="text">
      <style:text-properties fo:language="pt" fo:country="PT"/>
    </style:style>
    <style:style style:name="T28" style:family="text">
      <style:text-properties fo:language="fr" fo:country="FR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1d4365"/>
    </style:style>
    <style:style style:name="T31" style:family="text">
      <style:text-properties style:text-underline-style="none"/>
    </style:style>
    <style:style style:name="T32" style:family="text">
      <style:text-properties fo:color="#000000" fo:language="de" fo:country="DE" style:text-underline-style="none" fo:font-weight="normal" style:font-weight-asian="normal" style:font-weight-complex="normal"/>
    </style:style>
    <style:style style:name="T33" style:family="text">
      <style:text-properties fo:color="#000000" fo:language="de" fo:country="DE" style:text-underline-style="none" fo:font-weight="bold" style:font-weight-asian="bold" style:font-weight-complex="bold"/>
    </style:style>
    <style:style style:name="T34" style:family="text">
      <style:text-properties fo:color="#000000" style:text-underline-style="none"/>
    </style:style>
    <style:style style:name="T35" style:family="text">
      <style:text-properties fo:color="#000000" style:text-underline-style="none" fo:font-weight="bold" style:font-weight-asian="bold" style:font-weight-complex="bold"/>
    </style:style>
    <style:style style:name="T36" style:family="text">
      <style:text-properties fo:color="#000000" style:text-underline-style="none" fo:font-weight="normal" style:font-weight-asian="normal" style:font-weight-complex="normal"/>
    </style:style>
    <style:style style:name="T37" style:family="text">
      <style:text-properties fo:color="#000000" fo:language="en" fo:country="US" style:text-underline-style="none" fo:font-weight="normal" style:font-weight-asian="normal" style:font-weight-complex="normal"/>
    </style:style>
    <style:style style:name="T38" style:family="text">
      <style:text-properties fo:color="#000000" fo:language="en" fo:country="US" style:text-underline-style="none" fo:font-weight="normal" officeooo:rsid="0021f005" style:font-weight-asian="normal" style:font-weight-complex="normal"/>
    </style:style>
    <style:style style:name="T39" style:family="text">
      <style:text-properties fo:color="#000000" fo:language="en" fo:country="US"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Chadwick Boggs, Software Developer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38">, </text:span></text:span><text:a xlink:type="simple" xlink:href="http://chadwickboggs.com/" text:style-name="Internet_20_link" text:visited-style-name="Visited_20_Internet_20_Link"><text:span text:style-name="Hyperlink.0"><text:span text:style-name="T32">http://chadwickboggs.com</text:span></text:span></text:a></text:p>
      <text:h text:style-name="Heading_20_2" text:outline-level="2"><text:span text:style-name="None"><text:span text:style-name="T2">Overview</text:span></text:span></text:h>
      <text:p text:style-name="Body"><text:span text:style-name="None"><text:span text:style-name="T7">Java</text:span></text:span><text:span text:style-name="None"><text:span text:style-name="T1">/Kotlin/Scala/Groovy back-end micro-services</text:span></text:span><text:span text:style-name="None">, </text:span><text:span text:style-name="None"><text:span text:style-name="T1">Unix, Reactive Extensions, NoSQL</text:span></text:span><text:span text:style-name="None"><text:span text:style-name="T8">, SQL, Cassandra, Hadoop, Protocol Buffers, OSGi, </text:span></text:span><text:span text:style-name="T1">Cucumber, </text:span><text:span text:style-name="None"><text:span text:style-name="T4">Wiremock</text:span></text:span>,<text:span text:style-name="T1"> Mockito</text:span><text:span text:style-name="None"><text:span text:style-name="T1">, JUnit are some things I use writing enterprise software</text:span></text:span><text:span text:style-name="None">. </text:span><text:span text:style-name="None"><text:span text:style-name="T1"><text:s/>Containerization (Docker/Kubernetes/ECS), Cloud, Amazon Web Service, Puppet, and Zookeeper, Jetty, Tomcat, JBoss, Spring I know and use</text:span></text:span><text:span text:style-name="None">.</text:span></text:p>
      <text:p text:style-name="Body"><text:span text:style-name="None"/></text:p>
      <text:p text:style-name="Body"><text:span text:style-name="None"><text:span text:style-name="T1">I worked at Sun Microsystems, Inc. in software engineering, then in their Java Center as a Java Consultant to their clients (Wall Street, Silicon Valley) teaching architecture, methodology, software design, </text:span></text:span><text:span text:style-name="None"><text:span text:style-name="T8">coding. </text:span></text:span><text:span text:style-name="None"><text:span text:style-name="T1"><text:s/>Later I worked at RedPrairie/JDA Software Group as an Engineer doing OSGi SOA, lead one new product project. I was a Senior Architect at Packexpo, Inc..</text:span></text:span></text:p>
      <text:p text:style-name="Body_20_Text"><text:span text:style-name="None"/></text:p>
      <text:h text:style-name="Heading_20_2" text:outline-level="2"><text:span text:style-name="None"><text:span text:style-name="T10">Employment History</text:span></text:span></text:h>
      <text:h text:style-name="P9" text:outline-level="3"><text:span text:style-name="None"><text:span text:style-name="T22">1</text:span></text:span><text:span text:style-name="None"><text:span text:style-name="T16">/1</text:span></text:span><text:span text:style-name="None"><text:span text:style-name="T17">0</text:span></text:span><text:span text:style-name="None"><text:span text:style-name="T16">/201</text:span></text:span><text:span text:style-name="None"><text:span text:style-name="T22">9</text:span></text:span><text:span text:style-name="None"><text:span text:style-name="T16">-</text:span></text:span><text:span text:style-name="None"><text:span text:style-name="T22">10</text:span></text:span><text:span text:style-name="None"><text:span text:style-name="T13">/1/</text:span></text:span><text:span text:style-name="None"><text:span text:style-name="T16">201</text:span></text:span><text:span text:style-name="None"><text:span text:style-name="T22">9</text:span></text:span><text:span text:style-name="None"><text:span text:style-name="T13"> Software Engineer</text:span></text:span><text:span text:style-name="None"><text:span text:style-name="T16">, </text:span></text:span><text:span text:style-name="None"><text:span text:style-name="T17">Arris/</text:span></text:span><text:span text:style-name="None"><text:span text:style-name="T16">Com</text:span></text:span><text:span text:style-name="None"><text:span text:style-name="T22">mscope</text:span></text:span></text:h>
      <text:list xml:id="list3848128884" text:style-name="WW8Num1">
        <text:list-item>
          <text:list>
            <text:list-item>
              <text:p text:style-name="P6"><text:span text:style-name="T23">Updated the video catalog and merchandising backend originally authored by Motorola for Bouygues Telecom, France</text:span><text:span text:style-name="T29">.</text:span></text:p>
            </text:list-item>
            <text:list-item>
              <text:p text:style-name="P7"><text:span text:style-name="T30">Java EE, Wild</text:span><text:span text:style-name="T24">F</text:span><text:span text:style-name="T30">ly, Glass</text:span><text:span text:style-name="T24">F</text:span><text:span text:style-name="T30">ish, Web</text:span><text:span text:style-name="T24">S</text:span><text:span text:style-name="T30">phere, REST, Wiremock, Mockito, Postman, Wireshark.</text:span></text:p>
            </text:list-item>
          </text:list>
        </text:list-item>
      </text:list>
      <text:p text:style-name="P4"/>
      <text:h text:style-name="P9" text:outline-level="3"><text:span text:style-name="None"><text:span text:style-name="T13">1</text:span></text:span><text:span text:style-name="None"><text:span text:style-name="T16">/1/201</text:span></text:span><text:span text:style-name="None"><text:span text:style-name="T13">8</text:span></text:span><text:span text:style-name="None"><text:span text:style-name="T16">-</text:span></text:span><text:span text:style-name="None"><text:span text:style-name="T13">4/1/</text:span></text:span><text:span text:style-name="None"><text:span text:style-name="T16">201</text:span></text:span><text:span text:style-name="None"><text:span text:style-name="T13">8 Software Engineer</text:span></text:span><text:span text:style-name="None"><text:span text:style-name="T16">, Comcast, Corp.</text:span></text:span></text:h>
      <text:list xml:id="list113128060730242" text:continue-numbering="true" text:style-name="WW8Num1">
        <text:list-item>
          <text:list>
            <text:list-item>
              <text:p text:style-name="P8"><text:span text:style-name="T1">Updated one Java system to Docker/Kubernetes,</text:span><text:span text:style-name="T27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3"/>
      <text:h text:style-name="Heading_20_3" text:outline-level="3"><text:span text:style-name="None"><text:span text:style-name="T25">1/4/2016-12/31/2017 Software Engineer</text:span></text:span><text:span text:style-name="None"><text:span text:style-name="T26">, Charter Communications.</text:span></text:span></text:h>
      <text:list xml:id="list113128440517726" text:continue-numbering="true" text:style-name="WW8Num1">
        <text:list-item>
          <text:list>
            <text:list-item>
              <text:p text:style-name="P5"><text:span text:style-name="T1">Maintained 100+ Java micro-services, added new micro-services all in</text:span><text:span text:style-name="T4"> Amazon Web Services</text:span><text:span text:style-name="T1">.</text:span></text:p>
            </text:list-item>
            <text:list-item>
              <text:p text:style-name="P5"><text:span text:style-name="T28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9/1/2014-2015 Software Engineer</text:span></text:span><text:span text:style-name="None"><text:span text:style-name="T11">, Comcast, Corp.</text:span></text:span></text:h>
      <text:list xml:id="list113129529754395" text:continue-numbering="true" text:style-name="WW8Num1">
        <text:list-item>
          <text:list>
            <text:list-item>
              <text:p text:style-name="P5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1">2</text:span></text:span><text:span text:style-name="None"><text:span text:style-name="T12">/1/2014-5/1/2014 Software Engineer</text:span></text:span><text:span text:style-name="None"><text:span text:style-name="T11">, Tendril, Inc.</text:span></text:span></text:h>
      <text:list xml:id="list113128643271725" text:continue-numbering="true" text:style-name="WW8Num1">
        <text:list-item>
          <text:list>
            <text:list-item>
              <text:p text:style-name="P5"><text:span text:style-name="None"><text:span text:style-name="T19">Back-end dev-ops programmer on SOA Finagle+Protobuf+Cloud Java/Scala micro-service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Atlassian, Cucumber BDD, PostgreSQL, Hadoop, Hibernate, Scala, Intelli-J IDEA, Git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oft-page-break/><text:span text:style-name="None"><text:span text:style-name="T12">2/1/2010-12/31/2013 Senior Software Engineer, JDA Software Group, Inc. which merged with RedPrairie, Corp. formerly StorePerform, Inc.</text:span></text:span></text:h>
      <text:list xml:id="list113128483042075" text:continue-numbering="true" text:style-name="WW8Num1">
        <text:list-item>
          <text:list>
            <text:list-item>
              <text:p text:style-name="P5"><text:span text:style-name="None"><text:span text:style-name="T19">Project Lead for integration of iOS, Android mobile task system with legacy web-based system</text:span></text:span></text:p>
            </text:list-item>
            <text:list-item>
              <text:p text:style-name="P5"><text:span text:style-name="None"><text:span text:style-name="T19">Tasks roughly are E-mail messages enhanced for distributing and tracking business actions.</text:span></text:span></text:p>
            </text:list-item>
            <text:list-item>
              <text:p text:style-name="P5"><text:span text:style-name="None"><text:span text:style-name="T19">Customers included Fortune-500 companies. Scalability, performance were significant.</text:span></text:span></text:p>
            </text:list-item>
            <text:list-item>
              <text:p text:style-name="P5"><text:span text:style-name="None"><text:span text:style-name="T19">Technologies: OSGi, Gradle, Git, and Sql Server, Git, Mercurial, Subversion, CV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8-2009 Independent Software Development Consultant &amp; Sun Java Consultant</text:span></text:span></text:h>
      <text:list xml:id="list113128571567562" text:continue-numbering="true" text:style-name="WW8Num1">
        <text:list-item>
          <text:list>
            <text:list-item>
              <text:p text:style-name="P5"><text:span text:style-name="None"><text:span text:style-name="T19">Extended and maintained a JEE merchandise inventory system with MySQL DB, Java, Spring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7 Chief Operation Officer, Evolution Hosting, Inc.</text:span></text:span></text:h>
      <text:list xml:id="list113128795206828" text:continue-numbering="true" text:style-name="WW8Num1">
        <text:list-item>
          <text:list>
            <text:list-item>
              <text:p text:style-name="P5"><text:span text:style-name="None"><text:span text:style-name="T19">Viawest data center Linux servers for J2EE applications with Java management software, Java, Linux, VMware, Zen, Amazon Web Service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4-2007 Independent Software Development Consultant &amp; Sun Java Consultant</text:span></text:span></text:h>
      <text:list xml:id="list113127961492244" text:continue-numbering="true" text:style-name="WW8Num1">
        <text:list-item>
          <text:list>
            <text:list-item>
              <text:p text:style-name="P5"><text:span text:style-name="None"><text:span text:style-name="T19">Created NIO client with could reach 100 Mb/s scale message rates.</text:span></text:span></text:p>
            </text:list-item>
            <text:list-item>
              <text:p text:style-name="P5"><text:span text:style-name="None"><text:span text:style-name="T19">Created new web sites, Java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2-2004 Senior Software Architect</text:span></text:span><text:span text:style-name="None"><text:span text:style-name="T14">, Packexpo, Inc.</text:span></text:span></text:h>
      <text:list xml:id="list113128402918595" text:continue-numbering="true" text:style-name="WW8Num1">
        <text:list-item>
          <text:list>
            <text:list-item>
              <text:p text:style-name="P5"><text:span text:style-name="None"><text:span text:style-name="T19">Created a reporting systems for packaging advertising services.</text:span></text:span></text:p>
            </text:list-item>
            <text:list-item>
              <text:p text:style-name="P5"><text:span text:style-name="None"><text:span text:style-name="T19">Maintained packaging advertising web site.</text:span></text:span></text:p>
            </text:list-item>
            <text:list-item>
              <text:p text:style-name="P5"><text:span text:style-name="None"><text:span text:style-name="T19">Technologies: JBoss, Linux, MySQL, Intelli-J, BeanShell, JSP, Lzop'ed data stream for large DB backups over NFS mounts, Java, Groovy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1999-2002 Java Consultant</text:span></text:span><text:span text:style-name="None"><text:span text:style-name="T12">, Sun Java Center, Sun Microsystems, Inc.</text:span></text:span></text:h>
      <text:list xml:id="list113128666290415" text:continue-numbering="true" text:style-name="WW8Num1">
        <text:list-item>
          <text:list>
            <text:list-item>
              <text:p text:style-name="P5"><text:span text:style-name="None"><text:span text:style-name="T19">Represented Sun for RUP, UP, SunTone, OOA&amp;D mentoring and J2EE coding, Java, SCCS, Teamware, RCS, Solaris, Java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20">Consulted at Citigroup, Vanguard Fiduciary Trust, Credit Suisse.</text:span></text:span></text:p>
            </text:list-item>
            <text:list-item>
              <text:p text:style-name="P5"><text:span text:style-name="None"><text:span text:style-name="T19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1998-1999 Java Developer, Sun Educational Services, Sun Microsystems, Inc.</text:span></text:span></text:h>
      <text:list xml:id="list113129146076640" text:continue-numbering="true" text:style-name="WW8Num1">
        <text:list-item>
          <text:list>
            <text:list-item>
              <text:p text:style-name="P5"><text:span text:style-name="None"><text:span text:style-name="T19">Created web-based and Swing computer assisted training systems.</text:span></text:span></text:p>
            </text:list-item>
            <text:list-item>
              <text:p text:style-name="P5"><text:span text:style-name="None"><text:span text:style-name="T19">Improved the performance of our custom pseudo-recursive-descent parser template engine by </text:span></text:span><text:soft-page-break/><text:span text:style-name="None"><text:span text:style-name="T19">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1">Education, Certifications, Patents</text:span></text:span></text:h>
      <text:list xml:id="list113128652945544" text:continue-numbering="true" text:style-name="WW8Num1">
        <text:list-item>
          <text:list>
            <text:list-item>
              <text:p text:style-name="P5"><text:span text:style-name="None"><text:span text:style-name="T19">Sun Certified Java Developer</text:span></text:span></text:p>
            </text:list-item>
            <text:list-item>
              <text:p text:style-name="P5"><text:span text:style-name="None"><text:span text:style-name="T19">Sun Certified Java Programmer</text:span></text:span></text:p>
            </text:list-item>
            <text:list-item>
              <text:p text:style-name="P5"><text:span text:style-name="None"><text:span text:style-name="T10">Patent:</text:span></text:span><text:span text:style-name="None"><text:span text:style-name="T9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9"> </text:span></text:span><text:span text:style-name="None"><text:span text:style-name="T10">Search engine interface and method of controlling client searches</text:span></text:span></text:p>
            </text:list-item>
            <text:list-item>
              <text:p text:style-name="P5"><text:span text:style-name="None"><text:span text:style-name="T19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" svg:font-family="Times" style:font-family-generic="roman"/>
    <style:font-face style:name="Times New Roman" svg:font-family="'Times New Roman', serif" style:font-family-generic="roman"/>
    <style:font-face style:name="Arial Unicode MS1" svg:font-family="'Arial Unicode MS'" style:font-family-generic="swiss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1" style:font-family-asian="'Arial Unicode MS'" style:font-family-generic-asian="swiss" style:font-size-asian="14pt" style:font-style-asian="italic" style:font-weight-asian="bold" style:font-name-complex="Arial Unicode MS1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4pt" style:font-style-asian="normal" style:font-weight-asian="bold" style:font-name-complex="Arial Unicode MS1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2pt" style:font-style-asian="normal" style:font-weight-asian="bold" style:font-name-complex="Arial Unicode MS1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/>
    </style:style>
    <style:style style:name="Body_20_Text" style:display-name="Body Text" style:family="paragraph" style:default-outline-level="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style:font-name="Times New Roman1" fo:font-family="'Times New Roman'" style:font-family-generic="roman" style:font-pitch="variable" fo:font-size="10pt" style:text-underline-style="solid" style:text-underline-width="auto" style:text-underline-color="#000080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style:font-name="Times New Roman" fo:font-family="'Times New Roman', serif" style:font-family-generic="roman" fo:letter-spacing="normal" style:text-underline-style="solid" style:text-underline-width="auto" style:text-underline-color="#000000" style:font-name-asian="Times New Roman" style:font-family-asian="'Times New Roman', serif" style:font-family-generic-asian="roman" style:font-name-complex="Times New Roman" style:font-family-complex="'Times New Roman', serif" style:font-family-generic-complex="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1.2$MacOSX_X86_64 LibreOffice_project/b79626edf0065ac373bd1df5c28bd630b4424273</meta:generator>
    <dc:date>2019-10-31T11:31:27.380053722</dc:date>
    <meta:editing-duration>PT18M18S</meta:editing-duration>
    <meta:editing-cycles>4</meta:editing-cycles>
    <meta:document-statistic meta:table-count="0" meta:image-count="0" meta:object-count="0" meta:page-count="3" meta:paragraph-count="50" meta:word-count="606" meta:character-count="4431" meta:non-whitespace-character-count="3905"/>
  </office:meta>
</office:document-meta>
</file>